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angal" svg:font-family="Mangal" style:font-pitch="variable"/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Mangal2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svg:stroke-width="0.05cm" svg:stroke-color="#00008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ff808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cm" svg:stroke-color="#0000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ffcc99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fill="solid" draw:fill-color="#996633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ff6633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5cm" svg:stroke-color="#00008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3cm" svg:stroke-color="#000000" draw:marker-start-width="0.23cm" draw:marker-end="Arrowheads_20_1" draw:marker-end-width="0.23cm" draw:fill="none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5cm" svg:stroke-color="#00008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16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80000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8000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355e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355e0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22" style:family="graphic" style:parent-style-name="standard">
      <style:graphic-properties svg:stroke-width="0.05cm" svg:stroke-color="#000000" draw:marker-start-width="0.275cm" draw:marker-end-width="0.275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434cm"/>
    </style:style>
    <style:style style:name="P1" style:family="paragraph">
      <loext:graphic-properties draw:fill="solid" draw:fill-color="#99ccff"/>
      <style:paragraph-properties fo:text-align="center"/>
    </style:style>
    <style:style style:name="P2" style:family="paragraph"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solid" draw:fill-color="#ff9966"/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ff99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7" style:family="paragraph">
      <loext:graphic-properties draw:fill="none"/>
      <style:paragraph-properties fo:text-align="center"/>
      <style:text-properties style:font-name="DejaVu Sans Condensed" fo:font-size="10.5pt" style:font-size-asian="10.5pt" style:font-size-complex="10.5pt"/>
    </style:style>
    <style:style style:name="P8" style:family="paragraph">
      <loext:graphic-properties draw:fill="solid" draw:fill-color="#ff8080"/>
      <style:paragraph-properties fo:text-align="center"/>
    </style:style>
    <style:style style:name="P9" style:family="paragraph">
      <loext:graphic-properties draw:fill="solid" draw:fill-color="#ffcc99"/>
      <style:paragraph-properties fo:text-align="center"/>
      <style:text-properties style:font-name="DejaVu Sans Condensed" fo:font-size="10.5pt" style:font-size-asian="10.5pt" style:font-size-complex="10.5pt"/>
    </style:style>
    <style:style style:name="P10" style:family="paragraph">
      <loext:graphic-properties draw:fill="solid" draw:fill-color="#996633"/>
      <style:paragraph-properties fo:text-align="center"/>
      <style:text-properties style:font-name="DejaVu Sans Condensed" fo:font-size="10.5pt" style:font-size-asian="10.5pt" style:font-size-complex="10.5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6633"/>
      <style:paragraph-properties fo:text-align="center"/>
      <style:text-properties style:font-name="DejaVu Sans Condensed" fo:font-size="10.5pt" style:font-size-asian="10.5pt" style:font-size-complex="10.5pt"/>
    </style:style>
    <style:style style:name="P13" style:family="paragraph">
      <loext:graphic-properties draw:fill="solid" draw:fill-color="#b3b3b3"/>
      <style:paragraph-properties fo:text-align="center"/>
      <style:text-properties style:font-name="DejaVu Sans Condensed" fo:font-size="10pt" style:font-size-asian="10pt" style:font-size-complex="10pt"/>
    </style:style>
    <style:style style:name="P14" style:family="paragraph">
      <loext:graphic-properties draw:fill="solid" draw:fill-color="#b3b3b3"/>
      <style:paragraph-properties fo:text-align="center"/>
      <style:text-properties style:font-name="DejaVu Sans Condensed" fo:font-size="10.5pt" style:font-size-asian="10.5pt" style:font-size-complex="10.5pt"/>
    </style:style>
    <style:style style:name="P15" style:family="paragraph">
      <style:paragraph-properties fo:text-align="center"/>
      <style:text-properties style:font-name="DejaVu Sans Condensed" fo:font-size="10pt" style:font-size-asian="10pt" style:font-size-complex="10pt"/>
    </style:style>
    <style:style style:name="P16" style:family="paragraph">
      <style:paragraph-properties fo:text-align="center"/>
      <style:text-properties style:font-name="DejaVu Sans Condensed" fo:font-size="10.5pt" style:font-size-asian="10.5pt" style:font-size-complex="10.5pt"/>
    </style:style>
    <style:style style:name="P17" style:family="paragraph">
      <loext:graphic-properties draw:fill="solid" draw:fill-color="#666666"/>
      <style:paragraph-properties fo:text-align="center"/>
      <style:text-properties fo:color="#ffffff" style:font-name="DejaVu Sans Condensed" fo:font-size="12pt" fo:text-shadow="1pt 1pt" style:font-size-asian="12pt" style:font-weight-asian="normal" style:font-size-complex="12p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  <style:text-properties style:font-name="DejaVu Sans Condensed" fo:font-size="10pt" style:font-size-asian="10pt" style:font-size-complex="10pt"/>
    </style:style>
    <style:style style:name="T1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DejaVu Sans Condensed" fo:font-size="10pt" fo:font-style="normal" fo:text-shadow="none" style:text-underline-style="none" fo:font-weight="bold" style:letter-kerning="true" style:font-name-asian="unifont" style:font-size-asian="10pt" style:font-style-asian="normal" style:font-weight-asian="bold" style:font-name-complex="Mangal2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DejaVu Sans Condensed" fo:font-size="10pt" style:font-size-asian="10pt" style:font-size-complex="10pt"/>
    </style:style>
    <style:style style:name="T5" style:family="text">
      <style:text-properties fo:color="#ffffff" style:font-name="DejaVu Serif Condensed" fo:font-size="12pt" fo:text-shadow="1pt 1pt" style:font-size-asian="12pt" style:font-weight-asian="normal" style:font-size-complex="12pt"/>
    </style:style>
    <style:style style:name="T6" style:family="text">
      <style:text-properties style:font-name="DejaVu Sans Condensed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2.3cm" svg:x="10cm" svg:y="7.7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7cm" svg:height="1.2cm" svg:x="10.3cm" svg:y="8.5cm">
          <text:p text:style-name="P2"><text:span text:style-name="T1">Acquér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" draw:id="id2" draw:layer="layout" svg:width="2.7cm" svg:height="1.2cm" svg:x="14cm" svg:y="8.5cm">
          <text:p text:style-name="P4"><text:span text:style-name="T1">Tra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" draw:id="id3" draw:layer="layout" svg:width="3cm" svg:height="1.2cm" svg:x="17.6cm" svg:y="8.5cm">
          <text:p text:style-name="P4"><text:span text:style-name="T1">Communiqu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cm" svg:height="0.75cm" svg:x="13cm" svg:y="7.8cm">
          <draw:text-box>
            <text:p><text:span text:style-name="T2">C</text:span><text:span text:style-name="T2">h</text:span><text:span text:style-name="T2">a</text:span><text:span text:style-name="T2">î</text:span><text:span text:style-name="T2">n</text:span><text:span text:style-name="T2">e</text:span><text:span text:style-name="T2"> </text:span><text:span text:style-name="T2">d</text:span><text:span text:style-name="T2">'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2</text:span></text:p>
          </draw:text-box>
        </draw:frame>
        <draw:line draw:style-name="gr4" draw:text-style-name="P7" draw:layer="layout" svg:x1="9cm" svg:y1="9.3cm" svg:x2="10.3cm" svg:y2="9.3cm">
          <text:p/>
        </draw:line>
        <draw:custom-shape draw:style-name="gr5" draw:text-style-name="P8" draw:layer="layout" svg:width="17.8cm" svg:height="2.3cm" svg:x="9.9cm" svg:y="14.4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7cm" svg:height="1.2cm" svg:x="10.3cm" svg:y="15.2cm">
          <text:p text:style-name="P2"><text:span text:style-name="T1">Alim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5" draw:id="id5" draw:layer="layout" svg:width="2.7cm" svg:height="1.2cm" svg:x="14cm" svg:y="15.2cm">
          <text:p text:style-name="P4"><text:span text:style-name="T1">Distribu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3cm" svg:height="1.2cm" svg:x="17.6cm" svg:y="15.2cm">
          <text:p text:style-name="P4"><text:span text:style-name="T1">Conver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5cm" svg:height="0.75cm" svg:x="16cm" svg:y="14.5cm">
          <draw:text-box>
            <text:p><text:span text:style-name="T2">Chaîne d'énergie</text:span></text:p>
          </draw:text-box>
        </draw:frame>
        <draw:line draw:style-name="gr6" draw:text-style-name="P7" draw:layer="layout" svg:x1="8cm" svg:y1="15.8cm" svg:x2="10.3cm" svg:y2="15.8cm">
          <text:p/>
        </draw:line>
        <draw:custom-shape draw:style-name="gr2" draw:text-style-name="P5" xml:id="id7" draw:id="id7" draw:layer="layout" svg:width="3cm" svg:height="1.2cm" svg:x="21.5cm" svg:y="15.2cm">
          <text:p text:style-name="P4"><text:span text:style-name="T1">Transmett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24.5cm" svg:y1="15.8cm" svg:x2="25.4cm" svg:y2="15.8cm">
          <text:p/>
        </draw:line>
        <draw:custom-shape draw:style-name="gr7" draw:text-style-name="P9" draw:layer="layout" svg:width="0.6cm" svg:height="0.8cm" svg:x="25.9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0" draw:layer="layout" svg:width="0.6cm" svg:height="0.8cm" svg:x="26cm" svg:y="17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1.7cm" svg:height="3.8cm" svg:x="25.4cm" svg:y="13.3cm">
          <text:p text:style-name="P11"><text:span text:style-name="T1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27.1cm" svg:y1="13.7cm" svg:x2="28cm" svg:y2="13.7cm">
          <text:p/>
        </draw:line>
        <draw:connector draw:style-name="gr10" draw:text-style-name="P7" draw:layer="layout" svg:x1="13cm" svg:y1="9.1cm" svg:x2="14cm" svg:y2="9.1cm" draw:start-shape="id1" draw:start-glue-point="1" draw:end-shape="id2" svg:d="M13000 9100h1000" svg:viewBox="0 0 1001 1">
          <text:p/>
        </draw:connector>
        <draw:connector draw:style-name="gr10" draw:text-style-name="P7" draw:layer="layout" svg:x1="16.7cm" svg:y1="9.1cm" svg:x2="17.6cm" svg:y2="9.1cm" draw:start-shape="id2" draw:start-glue-point="1" draw:end-shape="id3" draw:end-glue-point="3" svg:d="M16700 9100h900" svg:viewBox="0 0 901 1">
          <text:p/>
        </draw:connector>
        <draw:connector draw:style-name="gr11" draw:text-style-name="P7" draw:layer="layout" svg:x1="13cm" svg:y1="15.8cm" svg:x2="14cm" svg:y2="15.8cm" draw:start-shape="id4" draw:start-glue-point="1" draw:end-shape="id5" draw:end-glue-point="3" svg:d="M13000 15800h1000" svg:viewBox="0 0 1001 1">
          <text:p/>
        </draw:connector>
        <draw:connector draw:style-name="gr11" draw:text-style-name="P7" draw:layer="layout" svg:x1="16.7cm" svg:y1="15.8cm" svg:x2="17.6cm" svg:y2="15.8cm" draw:start-shape="id5" draw:start-glue-point="1" draw:end-shape="id6" draw:end-glue-point="3" svg:d="M16700 15800h900" svg:viewBox="0 0 901 1">
          <text:p/>
        </draw:connector>
        <draw:connector draw:style-name="gr11" draw:text-style-name="P7" draw:layer="layout" svg:x1="20.6cm" svg:y1="15.8cm" svg:x2="21.5cm" svg:y2="15.8cm" draw:start-shape="id6" draw:start-glue-point="1" draw:end-shape="id7" draw:end-glue-point="3" svg:d="M20600 15800h900" svg:viewBox="0 0 901 1">
          <text:p/>
        </draw:connector>
        <draw:line draw:style-name="gr12" draw:text-style-name="P7" draw:layer="layout" svg:x1="15.3cm" svg:y1="10.3cm" svg:x2="15.3cm" svg:y2="9.7cm">
          <text:p/>
        </draw:line>
        <draw:custom-shape draw:style-name="gr1" draw:text-style-name="P1" draw:layer="layout" svg:width="10.9cm" svg:height="2.3cm" svg:x="10cm" svg:y="2.7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2.7cm" svg:height="1.2cm" svg:x="10.3cm" svg:y="3.5cm">
          <text:p text:style-name="P2"><text:span text:style-name="T1">Acquér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9" draw:id="id9" draw:layer="layout" svg:width="2.7cm" svg:height="1.2cm" svg:x="14cm" svg:y="3.5cm">
          <text:p text:style-name="P4"><text:span text:style-name="T3">Tra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0" draw:id="id10" draw:layer="layout" svg:width="3cm" svg:height="1.2cm" svg:x="17.6cm" svg:y="3.5cm">
          <text:p text:style-name="P4"><text:span text:style-name="T1">Communiqu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cm" svg:height="0.75cm" svg:x="13cm" svg:y="2.8cm">
          <draw:text-box>
            <text:p><text:span text:style-name="T2">Chaîne d'information 1</text:span></text:p>
          </draw:text-box>
        </draw:frame>
        <draw:line draw:style-name="gr4" draw:text-style-name="P7" draw:layer="layout" svg:x1="7.8cm" svg:y1="4.1cm" svg:x2="10.3cm" svg:y2="4.1cm">
          <text:p/>
        </draw:line>
        <draw:line draw:style-name="gr4" draw:text-style-name="P7" draw:layer="layout" svg:x1="20.6cm" svg:y1="3.9cm" svg:x2="21.9cm" svg:y2="3.9cm">
          <text:p/>
        </draw:line>
        <draw:connector draw:style-name="gr10" draw:text-style-name="P7" draw:layer="layout" svg:x1="13cm" svg:y1="4.1cm" svg:x2="14cm" svg:y2="4.1cm" draw:start-shape="id8" draw:start-glue-point="1" draw:end-shape="id9" draw:end-glue-point="3" svg:d="M13000 4100h1000" svg:viewBox="0 0 1001 1">
          <text:p/>
        </draw:connector>
        <draw:connector draw:style-name="gr10" draw:text-style-name="P7" draw:layer="layout" svg:x1="16.7cm" svg:y1="4.1cm" svg:x2="17.6cm" svg:y2="4.1cm" draw:start-shape="id9" draw:start-glue-point="1" draw:end-shape="id10" draw:end-glue-point="3" svg:d="M16700 4100h900" svg:viewBox="0 0 901 1">
          <text:p/>
        </draw:connector>
        <draw:line draw:style-name="gr12" draw:text-style-name="P7" draw:layer="layout" svg:x1="15.3cm" svg:y1="5.3cm" svg:x2="15.3cm" svg:y2="4.7cm">
          <text:p/>
        </draw:line>
        <draw:line draw:style-name="gr13" draw:text-style-name="P7" draw:layer="layout" svg:x1="9cm" svg:y1="9.3cm" svg:x2="9cm" svg:y2="6.2cm">
          <text:p/>
        </draw:line>
        <draw:line draw:style-name="gr13" draw:text-style-name="P7" draw:layer="layout" svg:x1="21.7cm" svg:y1="6.2cm" svg:x2="9cm" svg:y2="6.2cm">
          <text:p/>
        </draw:line>
        <draw:line draw:style-name="gr13" draw:text-style-name="P7" draw:layer="layout" svg:x1="21.7cm" svg:y1="6.2cm" svg:x2="21.7cm" svg:y2="4.3cm">
          <text:p/>
        </draw:line>
        <draw:line draw:style-name="gr13" draw:text-style-name="P7" draw:layer="layout" svg:x1="20.6cm" svg:y1="4.3cm" svg:x2="21.7cm" svg:y2="4.3cm">
          <text:p/>
        </draw:line>
        <draw:custom-shape draw:style-name="gr14" draw:text-style-name="P13" draw:layer="layout" svg:width="1.9cm" svg:height="0.6cm" svg:x="9.1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6cm" svg:height="1.5cm" svg:x="5.1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draw:layer="layout" svg:x1="8cm" svg:y1="4.5cm" svg:x2="10.3cm" svg:y2="4.5cm">
          <text:p/>
        </draw:line>
        <draw:line draw:style-name="gr13" draw:text-style-name="P7" draw:layer="layout" svg:x1="8cm" svg:y1="14.1cm" svg:x2="8cm" svg:y2="4.5cm">
          <text:p/>
        </draw:line>
        <draw:line draw:style-name="gr12" draw:text-style-name="P7" draw:layer="layout" svg:x1="11.7cm" svg:y1="17cm" svg:x2="11.7cm" svg:y2="16.4cm">
          <text:p/>
        </draw:line>
        <draw:line draw:style-name="gr12" draw:text-style-name="P7" draw:layer="layout" svg:x1="15.4cm" svg:y1="17cm" svg:x2="15.4cm" svg:y2="16.4cm">
          <text:p/>
        </draw:line>
        <draw:line draw:style-name="gr13" draw:text-style-name="P7" draw:layer="layout" svg:x1="8cm" svg:y1="14.1cm" svg:x2="11cm" svg:y2="14.1cm">
          <text:p/>
        </draw:line>
        <draw:line draw:style-name="gr13" draw:text-style-name="P7" draw:layer="layout" svg:x1="11cm" svg:y1="15.2cm" svg:x2="11cm" svg:y2="14.1cm">
          <text:p/>
        </draw:line>
        <draw:custom-shape draw:style-name="gr15" draw:text-style-name="P14" draw:layer="layout" svg:width="2.6cm" svg:height="1.5cm" svg:x="8.1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3cm" svg:height="0.6cm" svg:x="10.6cm" svg:y="1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3cm" svg:height="0.6cm" svg:x="14.274cm" svg:y="1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9.026cm" svg:y1="17cm" svg:x2="19.026cm" svg:y2="16.4cm">
          <text:p/>
        </draw:line>
        <draw:custom-shape draw:style-name="gr14" draw:text-style-name="P13" draw:layer="layout" svg:width="2.3cm" svg:height="0.6cm" svg:x="17.9cm" svg:y="1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23.026cm" svg:y1="17cm" svg:x2="23.026cm" svg:y2="16.4cm">
          <text:p/>
        </draw:line>
        <draw:custom-shape draw:style-name="gr16" draw:text-style-name="P13" draw:layer="layout" svg:width="2.3cm" svg:height="0.6cm" svg:x="21.9cm" svg:y="17.1cm">
          <text:p text:style-name="P15"><text:span text:style-name="T4"> </text:span><text:span text:style-name="T4">Réducteur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7" draw:layer="layout" svg:x1="20.6cm" svg:y1="8.9cm" svg:x2="25cm" svg:y2="8.9cm">
          <text:p/>
        </draw:line>
        <draw:line draw:style-name="gr13" draw:text-style-name="P7" draw:layer="layout" svg:x1="25cm" svg:y1="2.3cm" svg:x2="25cm" svg:y2="8.9cm">
          <text:p/>
        </draw:line>
        <draw:line draw:style-name="gr13" draw:text-style-name="P7" draw:layer="layout" svg:x1="25cm" svg:y1="2.3cm" svg:x2="9.3cm" svg:y2="2.3cm">
          <text:p/>
        </draw:line>
        <draw:line draw:style-name="gr4" draw:text-style-name="P7" draw:layer="layout" svg:x1="9.3cm" svg:y1="3.7cm" svg:x2="10.3cm" svg:y2="3.7cm">
          <text:p/>
        </draw:line>
        <draw:line draw:style-name="gr13" draw:text-style-name="P7" draw:layer="layout" svg:x1="9.3cm" svg:y1="3.7cm" svg:x2="9.3cm" svg:y2="2.3cm">
          <text:p/>
        </draw:line>
        <draw:custom-shape draw:style-name="gr14" draw:text-style-name="P13" draw:layer="layout" svg:width="1.9cm" svg:height="0.6cm" svg:x="19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20.6cm" svg:y1="9.3cm" svg:x2="21.2cm" svg:y2="9.3cm">
          <text:p/>
        </draw:line>
        <draw:line draw:style-name="gr17" draw:text-style-name="P7" draw:layer="layout" svg:x1="21.2cm" svg:y1="12.1cm" svg:x2="21.2cm" svg:y2="9.3cm">
          <text:p/>
        </draw:line>
        <draw:line draw:style-name="gr17" draw:text-style-name="P7" draw:layer="layout" svg:x1="21.2cm" svg:y1="12.1cm" svg:x2="13.2cm" svg:y2="12.1cm">
          <text:p/>
        </draw:line>
        <draw:line draw:style-name="gr17" draw:text-style-name="P7" draw:layer="layout" svg:x1="13.2cm" svg:y1="15.5cm" svg:x2="13.2cm" svg:y2="12.1cm">
          <text:p/>
        </draw:line>
        <draw:line draw:style-name="gr18" draw:text-style-name="P7" draw:layer="layout" svg:x1="13.2cm" svg:y1="15.5cm" svg:x2="14cm" svg:y2="15.5cm">
          <text:p/>
        </draw:line>
        <draw:line draw:style-name="gr4" draw:text-style-name="P7" draw:layer="layout" svg:x1="9.3cm" svg:y1="3.7cm" svg:x2="10.3cm" svg:y2="3.7cm">
          <text:p/>
        </draw:line>
        <draw:line draw:style-name="gr19" draw:text-style-name="P7" draw:layer="layout" svg:x1="9.5cm" svg:y1="8.9cm" svg:x2="10.3cm" svg:y2="8.9cm">
          <text:p/>
        </draw:line>
        <draw:line draw:style-name="gr20" draw:text-style-name="P7" draw:layer="layout" svg:x1="9.5cm" svg:y1="8.9cm" svg:x2="9.5cm" svg:y2="7.3cm">
          <text:p/>
        </draw:line>
        <draw:line draw:style-name="gr20" draw:text-style-name="P7" draw:layer="layout" svg:x1="23.3cm" svg:y1="7.3cm" svg:x2="9.5cm" svg:y2="7.3cm">
          <text:p/>
        </draw:line>
        <draw:line draw:style-name="gr20" draw:text-style-name="P7" draw:layer="layout" svg:x1="23.3cm" svg:y1="7.3cm" svg:x2="23.3cm" svg:y2="14.3cm">
          <text:p/>
        </draw:line>
        <draw:custom-shape draw:style-name="gr14" draw:text-style-name="P13" draw:layer="layout" svg:width="1.9cm" svg:height="0.6cm" svg:x="2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6cm" svg:height="1.5cm" svg:x="22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2.6cm" svg:height="1.5cm" svg:x="5.2cm" svg:y="14.6cm">
          <text:p text:style-name="P16"><text:span text:style-name="T4">Batterie Lip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2cm" svg:height="0.6cm" svg:x="14.2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2cm" svg:height="0.6cm" svg:x="14.2cm" svg:y="10.3cm">
          <text:p text:style-name="P15"><text:span text:style-name="T4"> </text:span><text:span text:style-name="T4">PIC16F687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10.6cm" svg:height="0.7cm" svg:x="1cm" svg:y="1cm">
          <text:p text:style-name="P11"><text:span text:style-name="T5">Robot Moway : Chaînes d'information et d'énerg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9" draw:layer="layout" svg:width="27.7cm" svg:height="1.684cm" svg:x="1cm" svg:y="18.4cm">
          <draw:text-box>
            <text:p><text:span text:style-name="T6">S</text:span><text:span text:style-name="T6">u</text:span><text:span text:style-name="T6">p</text:span><text:span text:style-name="T6">p</text:span><text:span text:style-name="T6">o</text:span><text:span text:style-name="T6">r</text:span><text:span text:style-name="T6">t</text:span><text:span text:style-name="T6">s</text:span><text:span text:style-name="T6"> </text:span><text:span text:style-name="T6">e</text:span><text:span text:style-name="T6">t</text:span><text:span text:style-name="T6"> </text:span><text:span text:style-name="T6">f</text:span><text:span text:style-name="T6">l</text:span><text:span text:style-name="T6">u</text:span><text:span text:style-name="T6">x</text:span><text:span text:style-name="T6"> </text:span><text:span text:style-name="T6">:</text:span><text:span text:style-name="T4"> </text:span><text:span text:style-name="T4">«</text:span><text:span text:style-name="T4"> </text:span><text:span text:style-name="T4">O</text:span><text:span text:style-name="T4">r</text:span><text:span text:style-name="T4">d</text:span><text:span text:style-name="T4">r</text:span><text:span text:style-name="T4">e</text:span><text:span text:style-name="T4">s</text:span><text:span text:style-name="T4"> </text:span><text:span text:style-name="T4">»</text:span><text:span text:style-name="T4">,</text:span><text:span text:style-name="T4"> </text:span><text:span text:style-name="T4">«</text:span><text:span text:style-name="T4"> </text:span><text:span text:style-name="T4">P</text:span><text:span text:style-name="T4">I</text:span><text:span text:style-name="T4">C</text:span><text:span text:style-name="T4">1</text:span><text:span text:style-name="T4">8</text:span><text:span text:style-name="T4">f</text:span><text:span text:style-name="T4">8</text:span><text:span text:style-name="T4">6</text:span><text:span text:style-name="T4">j</text:span><text:span text:style-name="T4">5</text:span><text:span text:style-name="T4">0</text:span><text:span text:style-name="T4"> </text:span><text:span text:style-name="T4">»</text:span><text:span text:style-name="T4">,</text:span><text:span text:style-name="T4"> </text:span><text:span text:style-name="T4">«</text:span><text:span text:style-name="T4"> </text:span><text:span text:style-name="T4">S</text:span><text:span text:style-name="T4">e</text:span><text:span text:style-name="T4">r</text:span><text:span text:style-name="T4">v</text:span><text:span text:style-name="T4">o</text:span><text:span text:style-name="T4">m</text:span><text:span text:style-name="T4">o</text:span><text:span text:style-name="T4">t</text:span><text:span text:style-name="T4">e</text:span><text:span text:style-name="T4">u</text:span><text:span text:style-name="T4">r</text:span><text:span text:style-name="T4">s</text:span><text:span text:style-name="T4"> </text:span><text:span text:style-name="T4">»</text:span><text:span text:style-name="T4">,</text:span><text:span text:style-name="T4"> </text:span><text:span text:style-name="T4">«</text:span><text:span text:style-name="T4"> </text:span><text:span text:style-name="T4">M</text:span><text:span text:style-name="T4">e</text:span><text:span text:style-name="T4">s</text:span><text:span text:style-name="T4">u</text:span><text:span text:style-name="T4">r</text:span><text:span text:style-name="T4">e</text:span><text:span text:style-name="T4"> 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b</text:span><text:span text:style-name="T4">a</text:span><text:span text:style-name="T4">t</text:span><text:span text:style-name="T4">t</text:span><text:span text:style-name="T4">e</text:span><text:span text:style-name="T4">r</text:span><text:span text:style-name="T4">i</text:span><text:span text:style-name="T4">e</text:span><text:span text:style-name="T4"> </text:span><text:span text:style-name="T4">»</text:span><text:span text:style-name="T4">,</text:span><text:span text:style-name="T4"> </text:span><text:span text:style-name="T4">«</text:span><text:span text:style-name="T4"> </text:span><text:span text:style-name="T4">P</text:span><text:span text:style-name="T4">I</text:span><text:span text:style-name="T4">C</text:span><text:span text:style-name="T4">1</text:span><text:span text:style-name="T4">6</text:span><text:span text:style-name="T4">F</text:span><text:span text:style-name="T4">6</text:span><text:span text:style-name="T4">8</text:span><text:span text:style-name="T4">7</text:span><text:span text:style-name="T4"> </text:span><text:span text:style-name="T4">»</text:span><text:span text:style-name="T4">,</text:span><text:span text:style-name="T4"> </text:span><text:span text:style-name="T4">«</text:span><text:span text:style-name="T4"> </text:span><text:span text:style-name="T4">P</text:span><text:span text:style-name="T4">o</text:span><text:span text:style-name="T4">n</text:span><text:span text:style-name="T4">t</text:span><text:span text:style-name="T4"> </text:span><text:span text:style-name="T4">e</text:span><text:span text:style-name="T4">n</text:span><text:span text:style-name="T4"> </text:span><text:span text:style-name="T4">H</text:span><text:span text:style-name="T4"> </text:span><text:span text:style-name="T4">»</text:span><text:span text:style-name="T4">,</text:span><text:span text:style-name="T4"> </text:span><text:span text:style-name="T4">«</text:span><text:span text:style-name="T4"> </text:span><text:span text:style-name="T4">U</text:span><text:span text:style-name="T4">S</text:span><text:span text:style-name="T4">B</text:span><text:span text:style-name="T4">,</text:span><text:span text:style-name="T4"> </text:span><text:span text:style-name="T4">C</text:span><text:span text:style-name="T4">a</text:span><text:span text:style-name="T4">p</text:span><text:span text:style-name="T4">t</text:span><text:span text:style-name="T4">e</text:span><text:span text:style-name="T4">u</text:span><text:span text:style-name="T4">r</text:span><text:span text:style-name="T4">s</text:span><text:span text:style-name="T4">,</text:span><text:span text:style-name="T4"> </text:span><text:span text:style-name="T4">M</text:span><text:span text:style-name="T4">i</text:span><text:span text:style-name="T4">c</text:span><text:span text:style-name="T4">r</text:span><text:span text:style-name="T4">o</text:span><text:span text:style-name="T4">p</text:span><text:span text:style-name="T4">h</text:span><text:span text:style-name="T4">o</text:span><text:span text:style-name="T4">n</text:span><text:span text:style-name="T4">e</text:span><text:span text:style-name="T4"> </text:span><text:span text:style-name="T4">»</text:span><text:span text:style-name="T4">,</text:span></text:p>
            <text:p text:style-name="P18"><text:span text:style-name="T4"><text:tab/></text:span><text:span text:style-name="T4"><text:tab/></text:span><text:span text:style-name="T4"> </text:span><text:span text:style-name="T4">«</text:span><text:span text:style-name="T4"> </text:span><text:span text:style-name="T4">R</text:span><text:span text:style-name="T4">é</text:span><text:span text:style-name="T4">d</text:span><text:span text:style-name="T4">u</text:span><text:span text:style-name="T4">c</text:span><text:span text:style-name="T4">t</text:span><text:span text:style-name="T4">e</text:span><text:span text:style-name="T4">u</text:span><text:span text:style-name="T4">r</text:span><text:span text:style-name="T4"> </text:span><text:span text:style-name="T4">»</text:span><text:span text:style-name="T4">,</text:span><text:span text:style-name="T4"> </text:span><text:span text:style-name="T4">«</text:span><text:span text:style-name="T4"> </text:span><text:span text:style-name="T4">C</text:span><text:span text:style-name="T4">o</text:span><text:span text:style-name="T4">d</text:span><text:span text:style-name="T4">e</text:span><text:span text:style-name="T4">u</text:span><text:span text:style-name="T4">r</text:span><text:span text:style-name="T4">s</text:span><text:span text:style-name="T4"> </text:span><text:span text:style-name="T4">»</text:span><text:span text:style-name="T4">,</text:span><text:span text:style-name="T4"> </text:span><text:span text:style-name="T4">«</text:span><text:span text:style-name="T4"> </text:span><text:span text:style-name="T4">L</text:span><text:span text:style-name="T4">e</text:span><text:span text:style-name="T4">d</text:span><text:span text:style-name="T4">s</text:span><text:span text:style-name="T4">,</text:span><text:span text:style-name="T4"> </text:span><text:span text:style-name="T4">H</text:span><text:span text:style-name="T4">a</text:span><text:span text:style-name="T4">u</text:span><text:span text:style-name="T4">t</text:span><text:span text:style-name="T4"> </text:span><text:span text:style-name="T4">p</text:span><text:span text:style-name="T4">a</text:span><text:span text:style-name="T4">r</text:span><text:span text:style-name="T4">l</text:span><text:span text:style-name="T4">e</text:span><text:span text:style-name="T4">u</text:span><text:span text:style-name="T4">r</text:span><text:span text:style-name="T4">s</text:span><text:span text:style-name="T4"> </text:span><text:span text:style-name="T4">»</text:span><text:span text:style-name="T4">,</text:span><text:span text:style-name="T4"> </text:span><text:span text:style-name="T4">«</text:span><text:span text:style-name="T4"> </text:span><text:span text:style-name="T4">B</text:span><text:span text:style-name="T4">a</text:span><text:span text:style-name="T4">t</text:span><text:span text:style-name="T4">t</text:span><text:span text:style-name="T4">e</text:span><text:span text:style-name="T4">r</text:span><text:span text:style-name="T4">i</text:span><text:span text:style-name="T4">e</text:span><text:span text:style-name="T4"> </text:span><text:span text:style-name="T4">L</text:span><text:span text:style-name="T4">i</text:span><text:span text:style-name="T4">p</text:span><text:span text:style-name="T4">o</text:span><text:span text:style-name="T4"> </text:span><text:span text:style-name="T4">»</text:span><text:span text:style-name="T4">,</text:span><text:span text:style-name="T4"> </text:span><text:span text:style-name="T4">«</text:span><text:span text:style-name="T4"> </text:span><text:span text:style-name="T4">B</text:span><text:span text:style-name="T4">u</text:span><text:span text:style-name="T4">s</text:span><text:span text:style-name="T4"> </text:span><text:span text:style-name="T4">I</text:span><text:span text:style-name="T4">2</text:span><text:span text:style-name="T4">C</text:span><text:span text:style-name="T4"> </text:span><text:span text:style-name="T4">»</text:span><text:span text:style-name="T4">,</text:span><text:span text:style-name="T4"> </text:span><text:span text:style-name="T4">«</text:span><text:span text:style-name="T4"> 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v</text:span><text:span text:style-name="T4">i</text:span><text:span text:style-name="T4">a</text:span><text:span text:style-name="T4"> </text:span><text:span text:style-name="T4">p</text:span><text:span text:style-name="T4">o</text:span><text:span text:style-name="T4">r</text:span><text:span text:style-name="T4">t</text:span><text:span text:style-name="T4"> </text:span><text:span text:style-name="T4">U</text:span><text:span text:style-name="T4">S</text:span><text:span text:style-name="T4">B</text:span><text:span text:style-name="T4"> </text:span><text:span text:style-name="T4">»</text:span></text:p>
            <text:p text:style-name="P18"><text:span text:style-name="T6">F</text:span><text:span text:style-name="T6">o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 </text:span><text:span text:style-name="T4">: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i</text:span><text:span text:style-name="T4">r</text:span><text:span text:style-name="T4"> </text:span><text:span text:style-name="T4">–</text:span><text:span text:style-name="T4"> </text:span><text:span text:style-name="T4">T</text:span><text:span text:style-name="T4">r</text:span><text:span text:style-name="T4">a</text:span><text:span text:style-name="T4">i</text:span><text:span text:style-name="T4">t</text:span><text:span text:style-name="T4">e</text:span><text:span text:style-name="T4">r</text:span><text:span text:style-name="T4"> </text:span><text:span text:style-name="T4">–</text:span><text:span text:style-name="T4"> </text:span><text:span text:style-name="T4">A</text:span><text:span text:style-name="T4">l</text:span><text:span text:style-name="T4">i</text:span><text:span text:style-name="T4">m</text:span><text:span text:style-name="T4">e</text:span><text:span text:style-name="T4">n</text:span><text:span text:style-name="T4">t</text:span><text:span text:style-name="T4">e</text:span><text:span text:style-name="T4">r</text:span><text:span text:style-name="T4"> </text:span><text:span text:style-name="T4">–</text:span><text:span text:style-name="T4"> </text:span><text:span text:style-name="T4">C</text:span><text:span text:style-name="T4">o</text:span><text:span text:style-name="T4">m</text:span><text:span text:style-name="T4">m</text:span><text:span text:style-name="T4">u</text:span><text:span text:style-name="T4">n</text:span><text:span text:style-name="T4">i</text:span><text:span text:style-name="T4">q</text:span><text:span text:style-name="T4">u</text:span><text:span text:style-name="T4">e</text:span><text:span text:style-name="T4">r</text:span><text:span text:style-name="T4"> </text:span><text:span text:style-name="T4">–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e</text:span><text:span text:style-name="T4">t</text:span><text:span text:style-name="T4">t</text:span><text:span text:style-name="T4">r</text:span><text:span text:style-name="T4">e</text:span><text:span text:style-name="T4"> </text:span><text:span text:style-name="T4">–</text:span><text:span text:style-name="T4"> </text:span><text:span text:style-name="T4">A</text:span><text:span text:style-name="T4">c</text:span><text:span text:style-name="T4">q</text:span><text:span text:style-name="T4">u</text:span><text:span text:style-name="T4">é</text:span><text:span text:style-name="T4">r</text:span><text:span text:style-name="T4">i</text:span><text:span text:style-name="T4">r</text:span><text:span text:style-name="T4"> </text:span><text:span text:style-name="T4"><text:s/></text:span><text:span text:style-name="T4">-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e</text:span><text:span text:style-name="T4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angal" svg:font-family="Mangal" style:font-pitch="variable"/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Mangal2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  <style:text-properties style:font-name="Berlin Sans FB" fo:font-family="'Berlin Sans FB'" style:font-family-generic="swiss" style:font-pitch="variable" fo:font-size="10pt" style:font-size-asian="10pt" style:font-size-complex="10pt"/>
    </style:style>
    <style:style style:name="Body_20_Text_20_3" style:display-name="Body Text 3" style:family="graphic">
      <style:paragraph-properties fo:margin-top="0cm" fo:margin-bottom="0.374cm" style:text-autospace="none"/>
      <style:text-properties fo:font-size="8pt" style:font-size-asian="8pt" style:font-size-complex="8pt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Footer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Standard_20_1_7e_LT_7e_Hintergrund" style:display-name="Standard 1~LT~Hintergrund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Standard_20_1_7e_LT_7e_Hintergrundobjekte" style:display-name="Standard 1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Standard_20_1_7e_LT_7e_Notizen" style:display-name="Standard 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Untertitel" style:display-name="Standard 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Titel" style:display-name="Standard 1~LT~Titel" style:family="graphic">
      <style:paragraph-properties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Gliederung_20_9" style:display-name="Standard 1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8" style:display-name="Standard 1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7" style:display-name="Standard 1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6" style:display-name="Standard 1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5" style:display-name="Standard 1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4" style:display-name="Standard 1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3" style:display-name="Standard 1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2" style:display-name="Standard 1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4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4pt" style:font-style-asian="normal" style:font-weight-asian="normal" style:font-style-complex="normal" style:font-weight-complex="normal" style:text-emphasize="none"/>
    </style:style>
    <style:style style:name="Standard_20_1_7e_LT_7e_Gliederung_20_1" style:display-name="Standard 1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Titre" style:family="graphic">
      <style:paragraph-properties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/>
    </style:style>
    <style:style style:name="Titre5" style:family="graphic">
      <style:paragraph-properties fo:margin-left="0cm" fo:margin-right="0.351cm" fo:margin-top="0.178cm" fo:margin-bottom="0.178cm" fo:text-align="center" fo:text-indent="0cm" style:text-autospace="none"/>
    </style:style>
    <style:style style:name="Titre4" style:family="graphic">
      <style:paragraph-properties fo:text-align="center" style:text-autospace="none"/>
    </style:style>
    <style:style style:name="Titre3" style:family="graphic">
      <style:paragraph-properties style:text-autospace="none"/>
    </style:style>
    <style:style style:name="Objet_20_avec_20_extrémité_20_de_20_flèche" style:display-name="Objet avec extrémité de flèche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zer </meta:initial-creator>
    <meta:creation-date>2013-09-11T23:10:25.706644052</meta:creation-date>
    <dc:date>2018-10-15T09:59:41.513105174</dc:date>
    <meta:editing-duration>PT1H9M15S</meta:editing-duration>
    <meta:editing-cycles>19</meta:editing-cycles>
    <meta:generator>LibreOffice/6.0.4.2$Linux_X86_64 LibreOffice_project/00m0$Build-2</meta:generator>
    <meta:document-statistic meta:object-count="76"/>
  </office:meta>
</office:document-meta>
</file>